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294f95" officeooo:paragraph-rsid="00294f95"/>
    </style:style>
    <style:style style:name="P2" style:family="paragraph" style:parent-style-name="Standard">
      <style:paragraph-properties fo:text-align="center" style:justify-single-word="false"/>
      <style:text-properties officeooo:paragraph-rsid="00489785"/>
    </style:style>
    <style:style style:name="P3" style:family="paragraph" style:parent-style-name="Standard">
      <style:text-properties officeooo:paragraph-rsid="00489785"/>
    </style:style>
    <style:style style:name="P4" style:family="paragraph" style:parent-style-name="Standard">
      <style:paragraph-properties fo:break-before="page"/>
    </style:style>
    <style:style style:name="P5" style:family="paragraph" style:parent-style-name="Heading_20_2">
      <style:text-properties officeooo:rsid="00230dab" officeooo:paragraph-rsid="00275500"/>
    </style:style>
    <style:style style:name="P6" style:family="paragraph" style:parent-style-name="Heading_20_1" style:list-style-name=""/>
    <style:style style:name="P7" style:family="paragraph" style:parent-style-name="Heading_20_1">
      <style:paragraph-properties fo:break-before="page"/>
      <style:text-properties officeooo:paragraph-rsid="00294f95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323cb1"/>
    </style:style>
    <style:style style:name="T2" style:family="text">
      <style:text-properties officeooo:rsid="00378194"/>
    </style:style>
    <style:style style:name="T3" style:family="text">
      <style:text-properties officeooo:rsid="003abe36"/>
    </style:style>
    <style:style style:name="T4" style:family="text">
      <style:text-properties officeooo:rsid="003f4bf2"/>
    </style:style>
    <style:style style:name="T5" style:family="text">
      <style:text-properties officeooo:rsid="0049dc6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{{basecontent.name}}<text:tab/>2</text:p>
          <text:p text:style-name="P9">Imágenes<text:tab/>2</text:p>
          <text:p text:style-name="P9">Mapa<text:tab/>2</text:p>
        </text:index-body>
      </text:table-of-content>
      <text:h text:style-name="P6" text:outline-level="1"/>
      <text:h text:style-name="P7" text:outline-level="1">{{basecontent.name}}</text:h>
      <text:p text:style-name="P1"/>
      <text:p text:style-name="Standard">{{basecontent.description|striptags}}</text:p>
      <text:p text:style-name="Standard"/>
      <text:p text:style-name="Standard">{% if basecontent.multimedia.photos %}</text:p>
      <text:p text:style-name="P4"/>
      <text:h text:style-name="P5" text:outline-level="2">Imágenes</text:h>
      <text:p text:style-name="Standard">{% load oot_templates %}</text:p>
      <text:p text:style-name="Standard">{% for image in basecontent.multimedia.photos %}</text:p>
      <text:p text:style-name="P3">{% render_image image.photo.image.url %}</text:p>
      <text:p text:style-name="P2">{{ image.photo.caption }}</text:p>
      <text:p text:style-name="Standard">{% endfor %}</text:p>
      <text:p text:style-name="Standard">{% endif %}</text:p>
      <text:p text:style-name="Standard"/>
      <text:p text:style-name="Standard">{% if basecontent.location.has_location %}</text:p>
      <text:p text:style-name="Standard">{% load odtexport_templates %}</text:p>
      <text:h text:style-name="Heading_20_2" text:outline-level="2"><text:span text:style-name="T1">Mapa</text:span></text:h>
      <text:p text:style-name="Standard">{% render_gmap basecontent %}</text:p>
      <text:p text:style-name="Standard">{% endif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Recio</meta:initial-creator>
    <meta:creation-date>2010-11-02T16:04:56</meta:creation-date>
    <dc:date>2010-11-10T19:14:58</dc:date>
    <dc:creator>Pablo Recio</dc:creator>
    <meta:editing-duration>PT07H52M58S</meta:editing-duration>
    <meta:editing-cycles>46</meta:editing-cycles>
    <meta:generator>OpenOffice.org/3.2$Linux OpenOffice.org_project/320m19$Build-9505</meta:generator>
    <meta:document-statistic meta:table-count="0" meta:image-count="0" meta:object-count="0" meta:page-count="3" meta:paragraph-count="19" meta:word-count="55" meta:character-count="434"/>
  </office:meta>
</office:document-meta>
</file>